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padding="0.0193in" fo:border="0.0008in solid #d9d9e3"/>
    </style:style>
    <style:style style:name="P2" style:family="paragraph" style:parent-style-name="Text_20_body" style:list-style-name="L1">
      <style:paragraph-properties fo:margin-top="0in" fo:margin-bottom="0in" fo:padding="0.0193in" fo:border="0.0008in solid #d9d9e3"/>
    </style:style>
    <style:style style:name="P3" style:family="paragraph" style:parent-style-name="Text_20_body" style:list-style-name="L8">
      <style:paragraph-properties fo:margin-top="0in" fo:margin-bottom="0in" fo:padding="0.0193in" fo:border="0.0008in solid #d9d9e3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style:style style:name="P6" style:family="paragraph" style:parent-style-name="Text_20_body" style:list-style-name="L2">
      <style:paragraph-properties fo:padding="0.0193in" fo:border="0.0008in solid #d9d9e3"/>
    </style:style>
    <style:style style:name="P7" style:family="paragraph" style:parent-style-name="Text_20_body" style:list-style-name="L3">
      <style:paragraph-properties fo:padding="0.0193in" fo:border="0.0008in solid #d9d9e3"/>
    </style:style>
    <style:style style:name="P8" style:family="paragraph" style:parent-style-name="Text_20_body" style:list-style-name="L4">
      <style:paragraph-properties fo:padding="0.0193in" fo:border="0.0008in solid #d9d9e3"/>
    </style:style>
    <style:style style:name="P9" style:family="paragraph" style:parent-style-name="Text_20_body" style:list-style-name="L5">
      <style:paragraph-properties fo:padding="0.0193in" fo:border="0.0008in solid #d9d9e3"/>
    </style:style>
    <style:style style:name="P10" style:family="paragraph" style:parent-style-name="Text_20_body" style:list-style-name="L6">
      <style:paragraph-properties fo:padding="0.0193in" fo:border="0.0008in solid #d9d9e3"/>
    </style:style>
    <style:style style:name="P11" style:family="paragraph" style:parent-style-name="Text_20_body" style:list-style-name="L7">
      <style:paragraph-properties fo:padding="0.0193in" fo:border="0.0008in solid #d9d9e3"/>
    </style:style>
    <style:style style:name="P12" style:family="paragraph" style:parent-style-name="Text_20_body" style:list-style-name="L8">
      <style:paragraph-properties fo:padding="0.0193in" fo:border="0.0008in solid #d9d9e3"/>
    </style:style>
    <style:style style:name="P13" style:family="paragraph" style:parent-style-name="Text_20_body" style:list-style-name="L9">
      <style:paragraph-properties fo:padding="0.0193in" fo:border="0.0008in solid #d9d9e3"/>
    </style:style>
    <style:style style:name="P14" style:family="paragraph" style:parent-style-name="Text_20_body" style:list-style-name="L10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1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Конечно, вот 50 основных терминов WordPress, разделенных по категориям:</text:p>
      <text:p text:style-name="P4"><text:span text:style-name="Strong_20_Emphasis">Контент:</text:span></text:p>
      <text:list xml:id="list9042812793987928157" text:style-name="L1">
        <text:list-item>
          <text:p text:style-name="P2"><text:span text:style-name="Strong_20_Emphasis">Запись (Post):</text:span> Одна из базовых форм контента в WordPress, обычно используется для блогов или новостей.</text:p>
        </text:list-item>
        <text:list-item>
          <text:p text:style-name="P2"><text:span text:style-name="Strong_20_Emphasis">Страница (Page):</text:span> Статичная страница, содержащая информацию о сайте (например, "О нас", "Контакты").</text:p>
        </text:list-item>
        <text:list-item>
          <text:p text:style-name="P5"><text:span text:style-name="Strong_20_Emphasis">Медиафайлы (Media):</text:span> Все загруженные на сайт изображения, видео, аудиофайлы.</text:p>
        </text:list-item>
      </text:list>
      <text:p text:style-name="P4"><text:span text:style-name="Strong_20_Emphasis">Темы и Дизайн:</text:span> 4. <text:span text:style-name="Strong_20_Emphasis">Тема (Theme):</text:span> Оформление сайта, включающее структуру, дизайн, стили и шаблоны страниц.</text:p>
      <text:list xml:id="list7962844953123721052" text:style-name="L2">
        <text:list-item>
          <text:p text:style-name="P6"><text:span text:style-name="Strong_20_Emphasis">Кастомизация (Customize):</text:span> Возможность настраивать внешний вид и параметры темы.</text:p>
        </text:list-item>
      </text:list>
      <text:p text:style-name="P4"><text:span text:style-name="Strong_20_Emphasis">Плагины и Расширения:</text:span> 6. <text:span text:style-name="Strong_20_Emphasis">Плагин (Plugin):</text:span> Дополнение, добавляющее новую функциональность к WordPress.</text:p>
      <text:list xml:id="list3575701483962515526" text:style-name="L3">
        <text:list-item>
          <text:p text:style-name="P7"><text:span text:style-name="Strong_20_Emphasis">Активация плагина (Plugin Activation):</text:span> Процесс включения и использования плагина на сайте.</text:p>
        </text:list-item>
      </text:list>
      <text:p text:style-name="P4"><text:span text:style-name="Strong_20_Emphasis">Управление пользователями:</text:span> 8. <text:span text:style-name="Strong_20_Emphasis">Администратор (Administrator):</text:span> Пользователь с полными правами на управление сайтом.</text:p>
      <text:list xml:id="list5889589521266189716" text:style-name="L4">
        <text:list-item>
          <text:p text:style-name="P8"><text:span text:style-name="Strong_20_Emphasis">Роли пользователей (User Roles):</text:span> Предопределенные уровни доступа и права (администратор, автор, редактор и т.д.).</text:p>
        </text:list-item>
      </text:list>
      <text:p text:style-name="P4"><text:span text:style-name="Strong_20_Emphasis">Настройки и Конфигурации:</text:span> 10. <text:span text:style-name="Strong_20_Emphasis">Панель управления (Dashboard):</text:span> Главный интерфейс администратора для управления сайтом.</text:p>
      <text:list xml:id="list6259319658357243584" text:style-name="L5">
        <text:list-item>
          <text:p text:style-name="P9"><text:span text:style-name="Strong_20_Emphasis">Настройки (Settings):</text:span> Глобальные настройки сайта, включая время, пермалинки, комментарии и т.д.</text:p>
        </text:list-item>
      </text:list>
      <text:p text:style-name="P4"><text:span text:style-name="Strong_20_Emphasis">SEO и Аналитика:</text:span> 12. <text:span text:style-name="Strong_20_Emphasis">SEO (Search Engine Optimization):</text:span> Оптимизация для поисковых систем, чтобы улучшить показатели в выдаче.</text:p>
      <text:list xml:id="list3625488131143569844" text:style-name="L6">
        <text:list-item>
          <text:p text:style-name="P10"><text:span text:style-name="Strong_20_Emphasis">Аналитика (Analytics):</text:span> Инструменты для анализа трафика и поведения пользователей на сайте.</text:p>
        </text:list-item>
      </text:list>
      <text:p text:style-name="P4"><text:span text:style-name="Strong_20_Emphasis">Безопасность:</text:span> 14. <text:span text:style-name="Strong_20_Emphasis">SSL (Secure Sockets Layer):</text:span> Протокол шифрования, обеспечивающий безопасную связь между сервером и браузером.</text:p>
      <text:list xml:id="list1031362334105871277" text:style-name="L7">
        <text:list-item>
          <text:p text:style-name="P11"><text:span text:style-name="Strong_20_Emphasis">Хакер (Hacker):</text:span> Человек, пытающийся несанкционированно получить доступ к сайту.</text:p>
        </text:list-item>
      </text:list>
      <text:p text:style-name="P4"><text:span text:style-name="Strong_20_Emphasis">Разработка и Технологии:</text:span> 16. <text:span text:style-name="Strong_20_Emphasis">PHP:</text:span> Основной язык программирования, используемый в WordPress.</text:p>
      <text:list xml:id="list7624225087419349760" text:style-name="L8">
        <text:list-item>
          <text:p text:style-name="P3"><text:span text:style-name="Strong_20_Emphasis">MySQL:</text:span> Система управления базами данных, используемая для хранения информации в WordPress.</text:p>
        </text:list-item>
        <text:list-item>
          <text:p text:style-name="P12"><text:span text:style-name="Strong_20_Emphasis">JavaScript:</text:span> Язык программирования, используемый для интерактивности на сайте.</text:p>
        </text:list-item>
      </text:list>
      <text:p text:style-name="P4"><text:span text:style-name="Strong_20_Emphasis">API и Интеграции:</text:span> 19. <text:span text:style-name="Strong_20_Emphasis">API (Application Programming Interface):</text:span> Набор инструкций и структур данных для взаимодействия между программами.</text:p>
      <text:list xml:id="list5364969435902097340" text:style-name="L9">
        <text:list-item>
          <text:p text:style-name="P13"><text:span text:style-name="Strong_20_Emphasis">Интеграция (Integration):</text:span> Объединение различных приложений или сервисов с WordPress.</text:p>
        </text:list-item>
      </text:list>
      <text:p text:style-name="P4"><text:soft-page-break/><text:span text:style-name="Strong_20_Emphasis">Экосистема WordPress:</text:span> 21. <text:span text:style-name="Strong_20_Emphasis">WordCamp:</text:span> Конференции, посвященные WordPress и его сообществу.</text:p>
      <text:list xml:id="list5881992645375151482" text:style-name="L10">
        <text:list-item>
          <text:p text:style-name="P14"><text:span text:style-name="Strong_20_Emphasis">WordPress.org:</text:span> Официальный сайт, предоставляющий файлы для загрузки и сообщество.</text:p>
        </text:list-item>
      </text:list>
      <text:p text:style-name="P4">Это лишь небольшой обзор основных терминов WordPress, которые широко используются в процессе работы с этой платформой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6T03:18:45.30</dc:date>
    <meta:document-statistic meta:table-count="0" meta:image-count="0" meta:object-count="0" meta:page-count="2" meta:paragraph-count="25" meta:word-count="299" meta:character-count="2382"/>
    <dc:creator>Dima Wide</dc:creator>
    <meta:user-defined meta:name="Info 1"/>
    <meta:user-defined meta:name="Info 2"/>
    <meta:user-defined meta:name="Info 3"/>
    <meta:user-defined meta:name="Info 4"/>
  </office:meta>
</office:document-meta>
</file>